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erfect! I've wrapped your game with Capacitor for mobile deployment. Here's what's been set up:</text:p>
      <text:p text:style-name="Standard"/>
      <text:p text:style-name="Standard"><text:s text:c="2"/>What was done:</text:p>
      <text:p text:style-name="Standard"/>
      <text:p text:style-name="Standard"><text:s text:c="2"/>- ✅ Installed Capacitor (modern mobile app wrapper)</text:p>
      <text:p text:style-name="Standard"><text:s text:c="2"/>- ✅ Created Android project</text:p>
      <text:p text:style-name="Standard"><text:s text:c="2"/>- ✅ Created iOS project</text:p>
      <text:p text:style-name="Standard"><text:s text:c="2"/>- ✅ Set up npm scripts for easy syncing</text:p>
      <text:p text:style-name="Standard"/>
      <text:p text:style-name="Standard"><text:s text:c="2"/>To build and run on your phone:</text:p>
      <text:p text:style-name="Standard"/>
      <text:p text:style-name="Standard"><text:s text:c="2"/>For Android:</text:p>
      <text:p text:style-name="Standard"/>
      <text:p text:style-name="Standard"><text:s text:c="2"/>1. Sync your code: npm run sync (run this whenever you change the game)</text:p>
      <text:p text:style-name="Standard"><text:s text:c="2"/>2. Open Android Studio: npm run open:android</text:p>
      <text:p text:style-name="Standard"><text:s text:c="2"/>3. In Android Studio, connect your phone via USB and click the Run button</text:p>
      <text:p text:style-name="Standard"/>
      <text:p text:style-name="Standard"><text:s text:c="2"/>For iOS (requires Mac):</text:p>
      <text:p text:style-name="Standard"/>
      <text:p text:style-name="Standard"><text:s text:c="2"/>1. Sync your code: npm run sync</text:p>
      <text:p text:style-name="Standard"><text:s text:c="2"/>2. Open Xcode: npm run open:ios</text:p>
      <text:p text:style-name="Standard"><text:s text:c="2"/>3. In Xcode, connect your iPhone and click the Run button</text:p>
      <text:p text:style-name="Standard"/>
      <text:p text:style-name="Standard"><text:s text:c="2"/>Quick workflow:</text:p>
      <text:p text:style-name="Standard"/>
      <text:p text:style-name="Standard"><text:s text:c="2"/>Whenever you make changes to your game files:</text:p>
      <text:p text:style-name="Standard"><text:s text:c="2"/>npm run sync</text:p>
      <text:p text:style-name="Standard"/>
      <text:p text:style-name="Standard"><text:s text:c="2"/>This copies your files to the www folder and syncs them to both platforms.</text:p>
      <text:p text:style-name="Standard"/>
      <text:p text:style-name="Standard"><text:s text:c="2"/>The game is now ready to be built as a native Android/iOS app! You'll need Android Studio for Android or Xcode (Mac only) for 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2:41:08.506447239</meta:creation-date>
    <dc:date>2025-10-01T12:41:30.743813389</dc:date>
    <meta:editing-duration>PT23S</meta:editing-duration>
    <meta:editing-cycles>1</meta:editing-cycles>
    <meta:document-statistic meta:table-count="0" meta:image-count="0" meta:object-count="0" meta:page-count="1" meta:paragraph-count="20" meta:word-count="169" meta:character-count="937" meta:non-whitespace-character-count="750"/>
    <meta:generator>LibreOffice/25.2.3.2$Linux_X86_64 LibreOffice_project/520$Build-2</meta:generator>
  </office:meta>
</office:document-meta>
</file>